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3in"/>
    </style:style>
    <style:style style:name="co2" style:family="table-column">
      <style:table-column-properties fo:break-before="auto" style:column-width="5.1016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2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background-color="#e6e6e6" style:diagonal-bl-tr="none" style:diagonal-tl-br="none" fo:border="0.0008in solid #000000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008in solid #000000" fo:padding="0.028in" style:rotation-align="non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Top &amp; Profile Tests</text:p>
          </table:table-cell>
          <table:table-cell table:style-name="Default" table:number-columns-repeated="2"/>
        </table:table-row>
        <table:table-row table:style-name="ro2">
          <table:table-cell table:style-name="Default" table:number-columns-repeated="3"/>
        </table:table-row>
        <table:table-row table:style-name="ro3">
          <table:table-cell table:style-name="ce2" office:value-type="string">
            <text:p>Testcase</text:p>
          </table:table-cell>
          <table:table-cell table:style-name="ce2" office:value-type="string">
            <text:p>Expected Output</text:p>
          </table:table-cell>
          <table:table-cell/>
        </table:table-row>
        <table:table-row table:style-name="ro4">
          <table:table-cell office:value-type="string">
            <text:p>profile start</text:p>
          </table:table-cell>
          <table:table-cell office:value-type="string">
            <text:p>start profiling</text:p>
          </table:table-cell>
          <table:table-cell/>
        </table:table-row>
        <table:table-row table:style-name="ro4">
          <table:table-cell office:value-type="string">
            <text:p>profile info</text:p>
          </table:table-cell>
          <table:table-cell office:value-type="string">
            <text:p>should list the profile info of every brick</text:p>
          </table:table-cell>
          <table:table-cell/>
        </table:table-row>
        <table:table-row table:style-name="ro4">
          <table:table-cell office:value-type="string">
            <text:p>profile stop</text:p>
          </table:table-cell>
          <table:table-cell office:value-type="string">
            <text:p>Stop profiling</text:p>
          </table:table-cell>
          <table:table-cell/>
        </table:table-row>
        <table:table-row table:style-name="ro3">
          <table:table-cell office:value-type="string">
            <text:p>diagnostics.latency-measurement enable</text:p>
          </table:table-cell>
          <table:table-cell office:value-type="string">
            <text:p>Enable using volume set and check the profile info</text:p>
          </table:table-cell>
          <table:table-cell/>
        </table:table-row>
        <table:table-row table:style-name="ro3">
          <table:table-cell office:value-type="string">
            <text:p>diagnostics.latency-measurement disable</text:p>
          </table:table-cell>
          <table:table-cell office:value-type="string">
            <text:p>Should display the message saying profile isn't enabled</text:p>
          </table:table-cell>
          <table:table-cell/>
        </table:table-row>
        <table:table-row table:style-name="ro3">
          <table:table-cell office:value-type="string">
            <text:p>diagnostics.dump-fd-stats enable</text:p>
          </table:table-cell>
          <table:table-cell office:value-type="string">
            <text:p>Enable using volume set and check the profile info</text:p>
          </table:table-cell>
          <table:table-cell/>
        </table:table-row>
        <table:table-row table:style-name="ro3">
          <table:table-cell office:value-type="string">
            <text:p>diagnostics.dump-fd-stats disable</text:p>
          </table:table-cell>
          <table:table-cell office:value-type="string">
            <text:p>Should display the message saying profile isn't enabled</text:p>
          </table:table-cell>
          <table:table-cell/>
        </table:table-row>
        <table:table-row table:style-name="ro3">
          <table:table-cell office:value-type="string">
            <text:p>diagnostics.latency-measurement enabled and diagnostics.dump-fd-stats disabled</text:p>
          </table:table-cell>
          <table:table-cell office:value-type="string">
            <text:p>Should display the message saying profile isn't enabled</text:p>
          </table:table-cell>
          <table:table-cell/>
        </table:table-row>
        <table:table-row table:style-name="ro3">
          <table:table-cell office:value-type="string">
            <text:p>diagnostics.latency-measurement disabled and diagnostics.dump-fd-stats enabled</text:p>
          </table:table-cell>
          <table:table-cell office:value-type="string">
            <text:p>Should display the message saying profile isn't enabled</text:p>
          </table:table-cell>
          <table:table-cell/>
        </table:table-row>
        <table:table-row table:style-name="ro4">
          <table:table-cell office:value-type="string">
            <text:p>profile info after add-brick</text:p>
          </table:table-cell>
          <table:table-cell office:value-type="string">
            <text:p>Should display the profile info with the newly added bricks</text:p>
          </table:table-cell>
          <table:table-cell/>
        </table:table-row>
        <table:table-row table:style-name="ro4">
          <table:table-cell office:value-type="string">
            <text:p>profile info after replace-brick after commit</text:p>
          </table:table-cell>
          <table:table-cell office:value-type="string">
            <text:p>Should display the profile info with the new brick </text:p>
          </table:table-cell>
          <table:table-cell/>
        </table:table-row>
        <table:table-row table:style-name="ro4">
          <table:table-cell office:value-type="string">
            <text:p>profile info after remove-brick</text:p>
          </table:table-cell>
          <table:table-cell office:value-type="string">
            <text:p>Should display the profile info without the removed brick</text:p>
          </table:table-cell>
          <table:table-cell/>
        </table:table-row>
        <table:table-row table:style-name="ro4">
          <table:table-cell office:value-type="string">
            <text:p>profile info after volume reset</text:p>
          </table:table-cell>
          <table:table-cell office:value-type="string">
            <text:p>Should display the message saying profile isn't enabled</text:p>
          </table:table-cell>
          <table:table-cell/>
        </table:table-row>
        <table:table-row table:style-name="ro4">
          <table:table-cell office:value-type="string">
            <text:p>profile info after volume stop</text:p>
          </table:table-cell>
          <table:table-cell office:value-type="string">
            <text:p>Should display the message saying profile isn't enabled</text:p>
          </table:table-cell>
          <table:table-cell/>
        </table:table-row>
        <table:table-row table:style-name="ro4">
          <table:table-cell office:value-type="string">
            <text:p>profile info after replace-brick before commit</text:p>
          </table:table-cell>
          <table:table-cell office:value-type="string">
            <text:p>Should display the profile with the old brick info itself.</text:p>
          </table:table-cell>
          <table:table-cell/>
        </table:table-row>
        <table:table-row table:style-name="ro3">
          <table:table-cell office:value-type="string">
            <text:p>volume top open </text:p>
          </table:table-cell>
          <table:table-cell office:value-type="string">
            <text:p>Should display the open fd count and the maximum fd count for a particular brick</text:p>
          </table:table-cell>
          <table:table-cell/>
        </table:table-row>
        <table:table-row table:style-name="ro4">
          <table:table-cell office:value-type="string">
            <text:p>volume top read</text:p>
          </table:table-cell>
          <table:table-cell office:value-type="string">
            <text:p>Should display the highest read calls for a server</text:p>
          </table:table-cell>
          <table:table-cell/>
        </table:table-row>
        <table:table-row table:style-name="ro4">
          <table:table-cell office:value-type="string">
            <text:p>volume top write</text:p>
          </table:table-cell>
          <table:table-cell office:value-type="string">
            <text:p>Should display the highest write calls for a server</text:p>
          </table:table-cell>
          <table:table-cell/>
        </table:table-row>
        <table:table-row table:style-name="ro3">
          <table:table-cell office:value-type="string">
            <text:p>volume top opendir</text:p>
          </table:table-cell>
          <table:table-cell office:value-type="string">
            <text:p>Should display the list of open calls on each directory on a server</text:p>
          </table:table-cell>
          <table:table-cell/>
        </table:table-row>
        <table:table-row table:style-name="ro3">
          <table:table-cell office:value-type="string">
            <text:p>volume top readdir</text:p>
          </table:table-cell>
          <table:table-cell office:value-type="string">
            <text:p>Should display the highest directory read calls on a server</text:p>
          </table:table-cell>
          <table:table-cell/>
        </table:table-row>
        <table:table-row table:style-name="ro3">
          <table:table-cell office:value-type="string">
            <text:p>volume top read-perf</text:p>
          </table:table-cell>
          <table:table-cell office:value-type="string">
            <text:p>Should display the read performance for a server</text:p>
          </table:table-cell>
          <table:table-cell/>
        </table:table-row>
        <table:table-row table:style-name="ro3">
          <table:table-cell table:style-name="ce4" office:value-type="string">
            <text:p><text:s text:c="4"/>a. Read-perf to see only file lists 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 text:c="4"/>b. Read-perf to see backend throughput.</text:p>
          </table:table-cell>
          <table:table-cell table:number-columns-repeated="2"/>
        </table:table-row>
        <table:table-row table:style-name="ro3">
          <table:table-cell office:value-type="string">
            <text:p>volume top write-perf</text:p>
          </table:table-cell>
          <table:table-cell office:value-type="string">
            <text:p>Should display the write performance for a server</text:p>
          </table:table-cell>
          <table:table-cell/>
        </table:table-row>
        <table:table-row table:style-name="ro3">
          <table:table-cell table:style-name="ce4" office:value-type="string">
            <text:p><text:s text:c="4"/>a. Write-perf to see only file lists </text:p>
          </table:table-cell>
          <table:table-cell table:number-columns-repeated="2"/>
        </table:table-row>
        <table:table-row table:style-name="ro3">
          <table:table-cell table:style-name="ce4" office:value-type="string">
            <text:p><text:s text:c="4"/>b. Write-perf to see backend throughput.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number-style style:name="N120">
      <number:number number:decimal-places="2" number:min-integer-digits="2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8/04/2011</text:date>, <text:time>12:2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jjwala </meta:initial-creator>
    <meta:creation-date>2011-08-04T12:24:44</meta:creation-date>
    <dc:date>2011-08-04T12:25:21</dc:date>
    <dc:creator>Ujjwala </dc:creator>
    <meta:editing-duration>PT37S</meta:editing-duration>
    <meta:editing-cycles>1</meta:editing-cycles>
    <meta:document-statistic meta:table-count="3" meta:cell-count="51" meta:object-count="0"/>
    <meta:generator>LibreOffice/3.3$Unix LibreOffice_project/330m19$Build-202</meta:generator>
  </office:meta>
</office:document-meta>
</file>